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un-x</text:p>
          </table:table-cell>
          <table:table-cell office:value-type="string" calcext:value-type="string">
            <text:p>Sun-y</text:p>
          </table:table-cell>
          <table:table-cell office:value-type="string" calcext:value-type="string">
            <text:p>Sun-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norm _pos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r dot s</text:p>
          </table:table-cell>
          <table:table-cell office:value-type="string" calcext:value-type="string">
            <text:p>rsx</text:p>
          </table:table-cell>
          <table:table-cell office:value-type="string" calcext:value-type="string">
            <text:p>rsy</text:p>
          </table:table-cell>
          <table:table-cell office:value-type="string" calcext:value-type="string">
            <text:p>rsz</text:p>
          </table:table-cell>
          <table:table-cell office:value-type="string" calcext:value-type="string">
            <text:p>norm_r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lx</text:p>
          </table:table-cell>
          <table:table-cell office:value-type="string" calcext:value-type="string">
            <text:p>dely</text:p>
          </table:table-cell>
          <table:table-cell office:value-type="string" calcext:value-type="string">
            <text:p>delz</text:p>
          </table:table-cell>
          <table:table-cell office:value-type="string" calcext:value-type="string">
            <text:p>norm_del</text:p>
          </table:table-cell>
          <table:table-cell table:number-columns-repeated="3"/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1182182953755" calcext:value-type="float">
            <text:p>0.971182182953755</text:p>
          </table:table-cell>
          <table:table-cell office:value-type="float" office:value="0.21865343432528" calcext:value-type="float">
            <text:p>0.21865343432528</text:p>
          </table:table-cell>
          <table:table-cell office:value-type="float" office:value="0.0948464188619668" calcext:value-type="float">
            <text:p>0.094846418861967</text:p>
          </table:table-cell>
          <table:table-cell office:value-type="float" office:value="-6430449.68459" calcext:value-type="float">
            <text:p>-6430449.68459</text:p>
          </table:table-cell>
          <table:table-cell office:value-type="float" office:value="2875747.5375" calcext:value-type="float">
            <text:p>2875747.5375</text:p>
          </table:table-cell>
          <table:table-cell office:value-type="float" office:value="7468.58655635" calcext:value-type="float">
            <text:p>7468.58655635</text:p>
          </table:table-cell>
          <table:table-cell table:formula="of:=SQRT([.E2]*[.E2]+[.F2]*[.F2]+[.G2]*[.G2])" office:value-type="float" office:value="7044193.55393264" calcext:value-type="float">
            <text:p>7044193.55393264</text:p>
          </table:table-cell>
          <table:table-cell table:formula="of:=ACOS(([.E2]*[.B2]+[.F2]*[.C2]+[.G2]*[.D2])/([.H2]))*180/PI()" office:value-type="float" office:value="142.863636954243" calcext:value-type="float">
            <text:p>142.863636954243</text:p>
          </table:table-cell>
          <table:table-cell table:formula="of:=[.E2]*[.B2]+[.F2]*[.C2]+[.G2]*[.D2]" office:value-type="float" office:value="-5615637.71803873" calcext:value-type="float">
            <text:p>-5615637.71803873</text:p>
          </table:table-cell>
          <table:table-cell table:formula="of:=[.J2]*[.B2]" office:value-type="float" office:value="-5453807.2976823" calcext:value-type="float">
            <text:p>-5453807.2976823</text:p>
          </table:table-cell>
          <table:table-cell table:formula="of:=[.J2]*[.C2]" office:value-type="float" office:value="-1227878.47297575" calcext:value-type="float">
            <text:p>-1227878.47297575</text:p>
          </table:table-cell>
          <table:table-cell table:formula="of:=[.J2]*[.D2]" office:value-type="float" office:value="-532623.127182161" calcext:value-type="float">
            <text:p>-532623.127182161</text:p>
          </table:table-cell>
          <table:table-cell table:formula="of:=SQRT([.K2]*[.K2]+[.L2]*[.L2]+[.M2]*[.M2])" office:value-type="float" office:value="5615637.71803873" calcext:value-type="float">
            <text:p>5615637.71803873</text:p>
          </table:table-cell>
          <table:table-cell table:formula="of:=(1383032833.70212 -[.N2])*TAN(0.0046065591338971)" office:value-type="float" office:value="6345198.64793464" calcext:value-type="float">
            <text:p>6345198.64793464</text:p>
          </table:table-cell>
          <table:table-cell table:formula="of:=(1357924794.80746 +[.N2])*TAN(0.00469173506360487)" office:value-type="float" office:value="6397417.39878152" calcext:value-type="float">
            <text:p>6397417.39878152</text:p>
          </table:table-cell>
          <table:table-cell table:formula="of:=[.E2]-[.K2]" office:value-type="float" office:value="-976642.386907703" calcext:value-type="float">
            <text:p>-976642.386907703</text:p>
          </table:table-cell>
          <table:table-cell table:formula="of:=[.F2]-[.L2]" office:value-type="float" office:value="4103626.01047575" calcext:value-type="float">
            <text:p>4103626.01047575</text:p>
          </table:table-cell>
          <table:table-cell table:formula="of:=[.G2]-[.M2]" office:value-type="float" office:value="540091.713738511" calcext:value-type="float">
            <text:p>540091.713738511</text:p>
          </table:table-cell>
          <table:table-cell table:formula="of:=SQRT([.Q2]*[.Q2]+[.R2]*[.R2]+[.S2]*[.S2])" office:value-type="float" office:value="4252678.66702939" calcext:value-type="float">
            <text:p>4252678.66702939</text:p>
          </table:table-cell>
          <table:table-cell table:formula="of:=[.T2]-[.P2]" office:value-type="float" office:value="-2144738.73175213" calcext:value-type="float">
            <text:p>-2144738.73175213</text:p>
          </table:table-cell>
          <table:table-cell/>
          <table:table-cell table:formula="of:=[.O2]-[.T2]" office:value-type="float" office:value="2092519.98090525" calcext:value-type="float">
            <text:p>2092519.9809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71182149736754" calcext:value-type="float">
            <text:p>0.971182149736754</text:p>
          </table:table-cell>
          <table:table-cell office:value-type="float" office:value="0.218653558498932" calcext:value-type="float">
            <text:p>0.218653558498932</text:p>
          </table:table-cell>
          <table:table-cell office:value-type="float" office:value="0.0948464727254072" calcext:value-type="float">
            <text:p>0.094846472725407</text:p>
          </table:table-cell>
          <table:table-cell office:value-type="float" office:value="-6430140.7512" calcext:value-type="float">
            <text:p>-6430140.7512</text:p>
          </table:table-cell>
          <table:table-cell office:value-type="float" office:value="2876425.56161" calcext:value-type="float">
            <text:p>2876425.56161</text:p>
          </table:table-cell>
          <table:table-cell office:value-type="float" office:value="12690.2905141" calcext:value-type="float">
            <text:p>12690.2905141</text:p>
          </table:table-cell>
          <table:table-cell table:formula="of:=SQRT([.E3]*[.E3]+[.F3]*[.F3]+[.G3]*[.G3])" office:value-type="float" office:value="7044195.84730576" calcext:value-type="float">
            <text:p>7044195.84730576</text:p>
          </table:table-cell>
          <table:table-cell table:formula="of:=ACOS(([.E3]*[.B3]+[.F3]*[.C3]+[.G3]*[.D3])/([.H3]))*180/PI()" office:value-type="float" office:value="142.850894269995" calcext:value-type="float">
            <text:p>142.850894269995</text:p>
          </table:table-cell>
          <table:table-cell table:formula="of:=[.E3]*[.B3]+[.F3]*[.C3]+[.G3]*[.D3]" office:value-type="float" office:value="-5614693.60376388" calcext:value-type="float">
            <text:p>-5614693.60376388</text:p>
          </table:table-cell>
          <table:table-cell table:formula="of:=[.J3]*[.B3]" office:value-type="float" office:value="-5452890.20421661" calcext:value-type="float">
            <text:p>-5452890.20421661</text:p>
          </table:table-cell>
          <table:table-cell table:formula="of:=[.J3]*[.C3]" office:value-type="float" office:value="-1227672.73634417" calcext:value-type="float">
            <text:p>-1227672.73634417</text:p>
          </table:table-cell>
          <table:table-cell table:formula="of:=[.J3]*[.D3]" office:value-type="float" office:value="-532533.883750909" calcext:value-type="float">
            <text:p>-532533.883750909</text:p>
          </table:table-cell>
          <table:table-cell table:formula="of:=SQRT([.K3]*[.K3]+[.L3]*[.L3]+[.M3]*[.M3])" office:value-type="float" office:value="5614693.60376388" calcext:value-type="float">
            <text:p>5614693.60376388</text:p>
          </table:table-cell>
          <table:table-cell table:formula="of:=(1383032833.70212 -[.N3])*TAN(0.0046065591338971)" office:value-type="float" office:value="6345202.99708365" calcext:value-type="float">
            <text:p>6345202.99708365</text:p>
          </table:table-cell>
          <table:table-cell table:formula="of:=(1357924794.80746 +[.N3])*TAN(0.00469173506360487)" office:value-type="float" office:value="6397412.96921497" calcext:value-type="float">
            <text:p>6397412.96921497</text:p>
          </table:table-cell>
          <table:table-cell table:formula="of:=[.E3]-[.K3]" office:value-type="float" office:value="-977250.546983391" calcext:value-type="float">
            <text:p>-977250.546983391</text:p>
          </table:table-cell>
          <table:table-cell table:formula="of:=[.F3]-[.L3]" office:value-type="float" office:value="4104098.29795417" calcext:value-type="float">
            <text:p>4104098.29795417</text:p>
          </table:table-cell>
          <table:table-cell table:formula="of:=[.G3]-[.M3]" office:value-type="float" office:value="545224.17426501" calcext:value-type="float">
            <text:p>545224.17426501</text:p>
          </table:table-cell>
          <table:table-cell table:formula="of:=SQRT([.Q3]*[.Q3]+[.R3]*[.R3]+[.S3]*[.S3])" office:value-type="float" office:value="4253928.87470543" calcext:value-type="float">
            <text:p>4253928.87470543</text:p>
          </table:table-cell>
          <table:table-cell table:formula="of:=[.T3]-[.P3]" office:value-type="float" office:value="-2143484.09450954" calcext:value-type="float">
            <text:p>-2143484.09450954</text:p>
          </table:table-cell>
          <table:table-cell/>
          <table:table-cell table:formula="of:=[.O3]-[.T3]" office:value-type="float" office:value="2091274.12237822" calcext:value-type="float">
            <text:p>2091274.12237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0.971176849010759" calcext:value-type="float">
            <text:p>0.971176849010759</text:p>
          </table:table-cell>
          <table:table-cell office:value-type="float" office:value="0.218673373011606" calcext:value-type="float">
            <text:p>0.218673373011606</text:p>
          </table:table-cell>
          <table:table-cell office:value-type="float" office:value="0.0948550677679431" calcext:value-type="float">
            <text:p>0.094855067767943</text:p>
          </table:table-cell>
          <table:table-cell office:value-type="float" office:value="-6334926.45963" calcext:value-type="float">
            <text:p>-6334926.45963</text:p>
          </table:table-cell>
          <table:table-cell office:value-type="float" office:value="2963769.37434" calcext:value-type="float">
            <text:p>2963769.37434</text:p>
          </table:table-cell>
          <table:table-cell office:value-type="float" office:value="843851.783155" calcext:value-type="float">
            <text:p>843851.783155</text:p>
          </table:table-cell>
          <table:table-cell table:formula="of:=SQRT([.E4]*[.E4]+[.F4]*[.F4]+[.G4]*[.G4])" office:value-type="float" office:value="7044665.21455277" calcext:value-type="float">
            <text:p>7044665.21455277</text:p>
          </table:table-cell>
          <table:table-cell table:formula="of:=ACOS(([.E4]*[.B4]+[.F4]*[.C4]+[.G4]*[.D4])/([.H4]))*180/PI()" office:value-type="float" office:value="140.35134763915" calcext:value-type="float">
            <text:p>140.35134763915</text:p>
          </table:table-cell>
          <table:table-cell table:formula="of:=[.E4]*[.B4]+[.F4]*[.C4]+[.G4]*[.D4]" office:value-type="float" office:value="-5424192.85378565" calcext:value-type="float">
            <text:p>-5424192.85378565</text:p>
          </table:table-cell>
          <table:table-cell table:formula="of:=[.J4]*[.B4]" office:value-type="float" office:value="-5267850.52416622" calcext:value-type="float">
            <text:p>-5267850.52416622</text:p>
          </table:table-cell>
          <table:table-cell table:formula="of:=[.J4]*[.C4]" office:value-type="float" office:value="-1186126.54720276" calcext:value-type="float">
            <text:p>-1186126.54720276</text:p>
          </table:table-cell>
          <table:table-cell table:formula="of:=[.J4]*[.D4]" office:value-type="float" office:value="-514512.180732231" calcext:value-type="float">
            <text:p>-514512.180732231</text:p>
          </table:table-cell>
          <table:table-cell table:formula="of:=SQRT([.K4]*[.K4]+[.L4]*[.L4]+[.M4]*[.M4])" office:value-type="float" office:value="5424192.85378565" calcext:value-type="float">
            <text:p>5424192.85378565</text:p>
          </table:table-cell>
          <table:table-cell table:formula="of:=(1383032833.70212 -[.N4])*TAN(0.0046065591338971)" office:value-type="float" office:value="6346080.55626086" calcext:value-type="float">
            <text:p>6346080.55626086</text:p>
          </table:table-cell>
          <table:table-cell table:formula="of:=(1357924794.80746 +[.N4])*TAN(0.00469173506360487)" office:value-type="float" office:value="6396519.18360853" calcext:value-type="float">
            <text:p>6396519.18360853</text:p>
          </table:table-cell>
          <table:table-cell table:formula="of:=[.E4]-[.K4]" office:value-type="float" office:value="-1067075.93546378" calcext:value-type="float">
            <text:p>-1067075.93546378</text:p>
          </table:table-cell>
          <table:table-cell table:formula="of:=[.F4]-[.L4]" office:value-type="float" office:value="4149895.92154276" calcext:value-type="float">
            <text:p>4149895.92154276</text:p>
          </table:table-cell>
          <table:table-cell table:formula="of:=[.G4]-[.M4]" office:value-type="float" office:value="1358363.96388723" calcext:value-type="float">
            <text:p>1358363.96388723</text:p>
          </table:table-cell>
          <table:table-cell table:formula="of:=SQRT([.Q4]*[.Q4]+[.R4]*[.R4]+[.S4]*[.S4])" office:value-type="float" office:value="4495046.14771312" calcext:value-type="float">
            <text:p>4495046.14771312</text:p>
          </table:table-cell>
          <table:table-cell table:formula="of:=[.T4]-[.P4]" office:value-type="float" office:value="-1901473.03589541" calcext:value-type="float">
            <text:p>-1901473.03589541</text:p>
          </table:table-cell>
          <table:table-cell/>
          <table:table-cell table:formula="of:=[.O4]-[.T4]" office:value-type="float" office:value="1851034.40854774" calcext:value-type="float">
            <text:p>1851034.40854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.1" calcext:value-type="float">
            <text:p>2823.1</text:p>
          </table:table-cell>
          <table:table-cell office:value-type="float" office:value="0.971048112982588" calcext:value-type="float">
            <text:p>0.971048112982588</text:p>
          </table:table-cell>
          <table:table-cell office:value-type="float" office:value="0.219154014741247" calcext:value-type="float">
            <text:p>0.219154014741247</text:p>
          </table:table-cell>
          <table:table-cell office:value-type="float" office:value="0.0950635581900247" calcext:value-type="float">
            <text:p>0.095063558190025</text:p>
          </table:table-cell>
          <table:table-cell office:value-type="float" office:value="6463724.27" calcext:value-type="float">
            <text:p>6463724.27</text:p>
          </table:table-cell>
          <table:table-cell office:value-type="float" office:value="-2730926.14197" calcext:value-type="float">
            <text:p>-2730926.14197</text:p>
          </table:table-cell>
          <table:table-cell office:value-type="float" office:value="985356.070676" calcext:value-type="float">
            <text:p>985356.070676</text:p>
          </table:table-cell>
          <table:table-cell table:formula="of:=SQRT([.E5]*[.E5]+[.F5]*[.F5]+[.G5]*[.G5])" office:value-type="float" office:value="7085803.80884909" calcext:value-type="float">
            <text:p>7085803.80884909</text:p>
          </table:table-cell>
          <table:table-cell table:formula="of:=ACOS(([.E5]*[.B5]+[.F5]*[.C5]+[.G5]*[.D5])/([.H5]))*180/PI()" office:value-type="float" office:value="35.4567772191796" calcext:value-type="float">
            <text:p>35.4567772191796</text:p>
          </table:table-cell>
          <table:table-cell table:formula="of:=[.E5]*[.B5]+[.F5]*[.C5]+[.G5]*[.D5]" office:value-type="float" office:value="5771765.28141131" calcext:value-type="float">
            <text:p>5771765.28141131</text:p>
          </table:table-cell>
          <table:table-cell table:formula="of:=[.J5]*[.B5]" office:value-type="float" office:value="5604661.78509287" calcext:value-type="float">
            <text:p>5604661.78509287</text:p>
          </table:table-cell>
          <table:table-cell table:formula="of:=[.J5]*[.C5]" office:value-type="float" office:value="1264905.53356543" calcext:value-type="float">
            <text:p>1264905.53356543</text:p>
          </table:table-cell>
          <table:table-cell table:formula="of:=[.J5]*[.D5]" office:value-type="float" office:value="548684.544688608" calcext:value-type="float">
            <text:p>548684.544688608</text:p>
          </table:table-cell>
          <table:table-cell table:formula="of:=SQRT([.K5]*[.K5]+[.L5]*[.L5]+[.M5]*[.M5])" office:value-type="float" office:value="5771765.28141131" calcext:value-type="float">
            <text:p>5771765.28141131</text:p>
          </table:table-cell>
          <table:table-cell table:formula="of:=(1383032833.70212 -[.N5])*TAN(0.0046065591338971)" office:value-type="float" office:value="6344479.43199418" calcext:value-type="float">
            <text:p>6344479.43199418</text:p>
          </table:table-cell>
          <table:table-cell table:formula="of:=(1357924794.80746 +[.N5])*TAN(0.00469173506360487)" office:value-type="float" office:value="6398149.9133198" calcext:value-type="float">
            <text:p>6398149.9133198</text:p>
          </table:table-cell>
          <table:table-cell table:formula="of:=[.E5]-[.K5]" office:value-type="float" office:value="859062.484907135" calcext:value-type="float">
            <text:p>859062.484907135</text:p>
          </table:table-cell>
          <table:table-cell table:formula="of:=[.F5]-[.L5]" office:value-type="float" office:value="-3995831.67553543" calcext:value-type="float">
            <text:p>-3995831.67553543</text:p>
          </table:table-cell>
          <table:table-cell table:formula="of:=[.G5]-[.M5]" office:value-type="float" office:value="436671.525987392" calcext:value-type="float">
            <text:p>436671.525987392</text:p>
          </table:table-cell>
          <table:table-cell table:formula="of:=SQRT([.Q5]*[.Q5]+[.R5]*[.R5]+[.S5]*[.S5])" office:value-type="float" office:value="4110394.28203613" calcext:value-type="float">
            <text:p>4110394.28203613</text:p>
          </table:table-cell>
          <table:table-cell table:formula="of:=[.T5]-[.P5]" office:value-type="float" office:value="-2287755.63128367" calcext:value-type="float">
            <text:p>-2287755.63128367</text:p>
          </table:table-cell>
          <table:table-cell/>
          <table:table-cell table:formula="of:=[.O5]-[.T5]" office:value-type="float" office:value="2234085.14995806" calcext:value-type="float">
            <text:p>2234085.1499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0.971002583776947" calcext:value-type="float">
            <text:p>0.971002583776947</text:p>
          </table:table-cell>
          <table:table-cell office:value-type="float" office:value="0.219323732715443" calcext:value-type="float">
            <text:p>0.219323732715443</text:p>
          </table:table-cell>
          <table:table-cell office:value-type="float" office:value="0.0951371776239869" calcext:value-type="float">
            <text:p>0.095137177623987</text:p>
          </table:table-cell>
          <table:table-cell office:value-type="float" office:value="3845976.75788" calcext:value-type="float">
            <text:p>3845976.75788</text:p>
          </table:table-cell>
          <table:table-cell office:value-type="float" office:value="-2554292.57208" calcext:value-type="float">
            <text:p>-2554292.57208</text:p>
          </table:table-cell>
          <table:table-cell office:value-type="float" office:value="-5359674.98093" calcext:value-type="float">
            <text:p>-5359674.98093</text:p>
          </table:table-cell>
          <table:table-cell table:formula="of:=SQRT([.E6]*[.E6]+[.F6]*[.F6]+[.G6]*[.G6])" office:value-type="float" office:value="7074041.53699589" calcext:value-type="float">
            <text:p>7074041.53699589</text:p>
          </table:table-cell>
          <table:table-cell table:formula="of:=ACOS(([.E6]*[.B6]+[.F6]*[.C6]+[.G6]*[.D6])/([.H6]))*180/PI()" office:value-type="float" office:value="67.8745945569051" calcext:value-type="float">
            <text:p>67.8745945569051</text:p>
          </table:table-cell>
          <table:table-cell table:formula="of:=[.E6]*[.B6]+[.F6]*[.C6]+[.G6]*[.D6]" office:value-type="float" office:value="2664332.03702408" calcext:value-type="float">
            <text:p>2664332.03702408</text:p>
          </table:table-cell>
          <table:table-cell table:formula="of:=[.J6]*[.B6]" office:value-type="float" office:value="2587073.29199007" calcext:value-type="float">
            <text:p>2587073.29199007</text:p>
          </table:table-cell>
          <table:table-cell table:formula="of:=[.J6]*[.C6]" office:value-type="float" office:value="584351.247553459" calcext:value-type="float">
            <text:p>584351.247553459</text:p>
          </table:table-cell>
          <table:table-cell table:formula="of:=[.J6]*[.D6]" office:value-type="float" office:value="253477.030255638" calcext:value-type="float">
            <text:p>253477.030255638</text:p>
          </table:table-cell>
          <table:table-cell table:formula="of:=SQRT([.K6]*[.K6]+[.L6]*[.L6]+[.M6]*[.M6])" office:value-type="float" office:value="2664332.03702408" calcext:value-type="float">
            <text:p>2664332.03702408</text:p>
          </table:table-cell>
          <table:table-cell table:formula="of:=(1383032833.70212 -[.N6])*TAN(0.0046065591338971)" office:value-type="float" office:value="6358794.10824356" calcext:value-type="float">
            <text:p>6358794.10824356</text:p>
          </table:table-cell>
          <table:table-cell table:formula="of:=(1357924794.80746 +[.N6])*TAN(0.00469173506360487)" office:value-type="float" office:value="6383570.55283367" calcext:value-type="float">
            <text:p>6383570.55283367</text:p>
          </table:table-cell>
          <table:table-cell table:formula="of:=[.E6]-[.K6]" office:value-type="float" office:value="1258903.46588993" calcext:value-type="float">
            <text:p>1258903.46588993</text:p>
          </table:table-cell>
          <table:table-cell table:formula="of:=[.F6]-[.L6]" office:value-type="float" office:value="-3138643.81963346" calcext:value-type="float">
            <text:p>-3138643.81963346</text:p>
          </table:table-cell>
          <table:table-cell table:formula="of:=[.G6]-[.M6]" office:value-type="float" office:value="-5613152.01118564" calcext:value-type="float">
            <text:p>-5613152.01118564</text:p>
          </table:table-cell>
          <table:table-cell table:formula="of:=SQRT([.Q6]*[.Q6]+[.R6]*[.R6]+[.S6]*[.S6])" office:value-type="float" office:value="6553121.27643235" calcext:value-type="float">
            <text:p>6553121.27643235</text:p>
          </table:table-cell>
          <table:table-cell table:formula="of:=[.T6]-[.P6]" office:value-type="float" office:value="169550.723598678" calcext:value-type="float">
            <text:p>169550.723598678</text:p>
          </table:table-cell>
          <table:table-cell/>
          <table:table-cell table:formula="of:=[.O6]-[.T6]" office:value-type="float" office:value="-194327.168188791" calcext:value-type="float">
            <text:p>-194327.16818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5.5" calcext:value-type="float">
            <text:p>5375.5</text:p>
          </table:table-cell>
          <table:table-cell office:value-type="float" office:value="0.970926591674324" calcext:value-type="float">
            <text:p>0.970926591674324</text:p>
          </table:table-cell>
          <table:table-cell office:value-type="float" office:value="0.219606696541614" calcext:value-type="float">
            <text:p>0.219606696541614</text:p>
          </table:table-cell>
          <table:table-cell office:value-type="float" office:value="0.0952599202905391" calcext:value-type="float">
            <text:p>0.095259920290539</text:p>
          </table:table-cell>
          <table:table-cell office:value-type="float" office:value="-5632464.71533" calcext:value-type="float">
            <text:p>-5632464.71533</text:p>
          </table:table-cell>
          <table:table-cell office:value-type="float" office:value="1920825.70645" calcext:value-type="float">
            <text:p>1920825.70645</text:p>
          </table:table-cell>
          <table:table-cell office:value-type="float" office:value="-3770498.59681" calcext:value-type="float">
            <text:p>-3770498.59681</text:p>
          </table:table-cell>
          <table:table-cell table:formula="of:=SQRT([.E7]*[.E7]+[.F7]*[.F7]+[.G7]*[.G7])" office:value-type="float" office:value="7044919.4340704" calcext:value-type="float">
            <text:p>7044919.4340704</text:p>
          </table:table-cell>
          <table:table-cell table:formula="of:=ACOS(([.E7]*[.B7]+[.F7]*[.C7]+[.G7]*[.D7])/([.H7]))*180/PI()" office:value-type="float" office:value="140.118315606039" calcext:value-type="float">
            <text:p>140.118315606039</text:p>
          </table:table-cell>
          <table:table-cell table:formula="of:=[.E7]*[.B7]+[.F7]*[.C7]+[.G7]*[.D7]" office:value-type="float" office:value="-5406060.97654326" calcext:value-type="float">
            <text:p>-5406060.97654326</text:p>
          </table:table-cell>
          <table:table-cell table:formula="of:=[.J7]*[.B7]" office:value-type="float" office:value="-5248888.35833872" calcext:value-type="float">
            <text:p>-5248888.35833872</text:p>
          </table:table-cell>
          <table:table-cell table:formula="of:=[.J7]*[.C7]" office:value-type="float" office:value="-1187207.1923612" calcext:value-type="float">
            <text:p>-1187207.1923612</text:p>
          </table:table-cell>
          <table:table-cell table:formula="of:=[.J7]*[.D7]" office:value-type="float" office:value="-514980.937711305" calcext:value-type="float">
            <text:p>-514980.937711305</text:p>
          </table:table-cell>
          <table:table-cell table:formula="of:=SQRT([.K7]*[.K7]+[.L7]*[.L7]+[.M7]*[.M7])" office:value-type="float" office:value="5406060.97654326" calcext:value-type="float">
            <text:p>5406060.97654326</text:p>
          </table:table-cell>
          <table:table-cell table:formula="of:=(1383032833.70212 -[.N7])*TAN(0.0046065591338971)" office:value-type="float" office:value="6346164.08241641" calcext:value-type="float">
            <text:p>6346164.08241641</text:p>
          </table:table-cell>
          <table:table-cell table:formula="of:=(1357924794.80746 +[.N7])*TAN(0.00469173506360487)" office:value-type="float" office:value="6396434.1130201" calcext:value-type="float">
            <text:p>6396434.1130201</text:p>
          </table:table-cell>
          <table:table-cell table:formula="of:=[.E7]-[.K7]" office:value-type="float" office:value="-383576.356991283" calcext:value-type="float">
            <text:p>-383576.356991283</text:p>
          </table:table-cell>
          <table:table-cell table:formula="of:=[.F7]-[.L7]" office:value-type="float" office:value="3108032.8988112" calcext:value-type="float">
            <text:p>3108032.8988112</text:p>
          </table:table-cell>
          <table:table-cell table:formula="of:=[.G7]-[.M7]" office:value-type="float" office:value="-3255517.65909869" calcext:value-type="float">
            <text:p>-3255517.65909869</text:p>
          </table:table-cell>
          <table:table-cell table:formula="of:=SQRT([.Q7]*[.Q7]+[.R7]*[.R7]+[.S7]*[.S7])" office:value-type="float" office:value="4517233.06355106" calcext:value-type="float">
            <text:p>4517233.06355106</text:p>
          </table:table-cell>
          <table:table-cell table:formula="of:=[.T7]-[.P7]" office:value-type="float" office:value="-1879201.04946904" calcext:value-type="float">
            <text:p>-1879201.04946904</text:p>
          </table:table-cell>
          <table:table-cell/>
          <table:table-cell table:formula="of:=[.O7]-[.T7]" office:value-type="float" office:value="1828931.01886535" calcext:value-type="float">
            <text:p>1828931.0188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0.970878602666346" calcext:value-type="float">
            <text:p>0.970878602666346</text:p>
          </table:table-cell>
          <table:table-cell office:value-type="float" office:value="0.219785189118578" calcext:value-type="float">
            <text:p>0.219785189118578</text:p>
          </table:table-cell>
          <table:table-cell office:value-type="float" office:value="0.0953373459288361" calcext:value-type="float">
            <text:p>0.095337345928836</text:p>
          </table:table-cell>
          <table:table-cell office:value-type="float" office:value="-5437296.7858" calcext:value-type="float">
            <text:p>-5437296.7858</text:p>
          </table:table-cell>
          <table:table-cell office:value-type="float" office:value="2950423.98048" calcext:value-type="float">
            <text:p>2950423.98048</text:p>
          </table:table-cell>
          <table:table-cell office:value-type="float" office:value="3376303.72975" calcext:value-type="float">
            <text:p>3376303.72975</text:p>
          </table:table-cell>
          <table:table-cell table:formula="of:=SQRT([.E8]*[.E8]+[.F8]*[.F8]+[.G8]*[.G8])" office:value-type="float" office:value="7047597.09950748" calcext:value-type="float">
            <text:p>7047597.09950748</text:p>
          </table:table-cell>
          <table:table-cell table:formula="of:=ACOS(([.E8]*[.B8]+[.F8]*[.C8]+[.G8]*[.D8])/([.H8]))*180/PI()" office:value-type="float" office:value="127.687789993534" calcext:value-type="float">
            <text:p>127.687789993534</text:p>
          </table:table-cell>
          <table:table-cell table:formula="of:=[.E8]*[.B8]+[.F8]*[.C8]+[.G8]*[.D8]" office:value-type="float" office:value="-4308607.77650594" calcext:value-type="float">
            <text:p>-4308607.77650594</text:p>
          </table:table-cell>
          <table:table-cell table:formula="of:=[.J8]*[.B8]" office:value-type="float" office:value="-4183135.09749144" calcext:value-type="float">
            <text:p>-4183135.09749144</text:p>
          </table:table-cell>
          <table:table-cell table:formula="of:=[.J8]*[.C8]" office:value-type="float" office:value="-946968.174997134" calcext:value-type="float">
            <text:p>-946968.174997134</text:p>
          </table:table-cell>
          <table:table-cell table:formula="of:=[.J8]*[.D8]" office:value-type="float" office:value="-410771.23006042" calcext:value-type="float">
            <text:p>-410771.23006042</text:p>
          </table:table-cell>
          <table:table-cell table:formula="of:=SQRT([.K8]*[.K8]+[.L8]*[.L8]+[.M8]*[.M8])" office:value-type="float" office:value="4308607.77650594" calcext:value-type="float">
            <text:p>4308607.77650594</text:p>
          </table:table-cell>
          <table:table-cell table:formula="of:=(1383032833.70212 -[.N8])*TAN(0.0046065591338971)" office:value-type="float" office:value="6351219.60123914" calcext:value-type="float">
            <text:p>6351219.60123914</text:p>
          </table:table-cell>
          <table:table-cell table:formula="of:=(1357924794.80746 +[.N8])*TAN(0.00469173506360487)" office:value-type="float" office:value="6391285.11558021" calcext:value-type="float">
            <text:p>6391285.11558021</text:p>
          </table:table-cell>
          <table:table-cell table:formula="of:=[.E8]-[.K8]" office:value-type="float" office:value="-1254161.68830856" calcext:value-type="float">
            <text:p>-1254161.68830856</text:p>
          </table:table-cell>
          <table:table-cell table:formula="of:=[.F8]-[.L8]" office:value-type="float" office:value="3897392.15547713" calcext:value-type="float">
            <text:p>3897392.15547713</text:p>
          </table:table-cell>
          <table:table-cell table:formula="of:=[.G8]-[.M8]" office:value-type="float" office:value="3787074.95981042" calcext:value-type="float">
            <text:p>3787074.95981042</text:p>
          </table:table-cell>
          <table:table-cell table:formula="of:=SQRT([.Q8]*[.Q8]+[.R8]*[.R8]+[.S8]*[.S8])" office:value-type="float" office:value="5577142.98769709" calcext:value-type="float">
            <text:p>5577142.98769709</text:p>
          </table:table-cell>
          <table:table-cell table:formula="of:=[.T8]-[.P8]" office:value-type="float" office:value="-814142.12788312" calcext:value-type="float">
            <text:p>-814142.12788312</text:p>
          </table:table-cell>
          <table:table-cell/>
          <table:table-cell table:formula="of:=[.O8]-[.T8]" office:value-type="float" office:value="774076.61354205" calcext:value-type="float">
            <text:p>774076.6135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0.970838808764494" calcext:value-type="float">
            <text:p>0.970838808764494</text:p>
          </table:table-cell>
          <table:table-cell office:value-type="float" office:value="0.219933083882028" calcext:value-type="float">
            <text:p>0.219933083882028</text:p>
          </table:table-cell>
          <table:table-cell office:value-type="float" office:value="0.0954014989970233" calcext:value-type="float">
            <text:p>0.095401498997023</text:p>
          </table:table-cell>
          <table:table-cell office:value-type="float" office:value="-733686.232797" calcext:value-type="float">
            <text:p>-733686.232797</text:p>
          </table:table-cell>
          <table:table-cell office:value-type="float" office:value="1402996.29087" calcext:value-type="float">
            <text:p>1402996.29087</text:p>
          </table:table-cell>
          <table:table-cell office:value-type="float" office:value="6881581.81409" calcext:value-type="float">
            <text:p>6881581.81409</text:p>
          </table:table-cell>
          <table:table-cell table:formula="of:=SQRT([.E9]*[.E9]+[.F9]*[.F9]+[.G9]*[.G9])" office:value-type="float" office:value="7061364.05692307" calcext:value-type="float">
            <text:p>7061364.05692307</text:p>
          </table:table-cell>
          <table:table-cell table:formula="of:=ACOS(([.E9]*[.B9]+[.F9]*[.C9]+[.G9]*[.D9])/([.H9]))*180/PI()" office:value-type="float" office:value="87.9484488511477" calcext:value-type="float">
            <text:p>87.9484488511477</text:p>
          </table:table-cell>
          <table:table-cell table:formula="of:=[.E9]*[.B9]+[.F9]*[.C9]+[.G9]*[.D9]" office:value-type="float" office:value="252787.453205378" calcext:value-type="float">
            <text:p>252787.453205378</text:p>
          </table:table-cell>
          <table:table-cell table:formula="of:=[.J9]*[.B9]" office:value-type="float" office:value="245415.869940519" calcext:value-type="float">
            <text:p>245415.869940519</text:p>
          </table:table-cell>
          <table:table-cell table:formula="of:=[.J9]*[.C9]" office:value-type="float" office:value="55596.3241501425" calcext:value-type="float">
            <text:p>55596.3241501425</text:p>
          </table:table-cell>
          <table:table-cell table:formula="of:=[.J9]*[.D9]" office:value-type="float" office:value="24116.3019634329" calcext:value-type="float">
            <text:p>24116.3019634329</text:p>
          </table:table-cell>
          <table:table-cell table:formula="of:=SQRT([.K9]*[.K9]+[.L9]*[.L9]+[.M9]*[.M9])" office:value-type="float" office:value="252787.453205378" calcext:value-type="float">
            <text:p>252787.453205378</text:p>
          </table:table-cell>
          <table:table-cell table:formula="of:=(1383032833.70212 -[.N9])*TAN(0.0046065591338971)" office:value-type="float" office:value="6369903.10955216" calcext:value-type="float">
            <text:p>6369903.10955216</text:p>
          </table:table-cell>
          <table:table-cell table:formula="of:=(1357924794.80746 +[.N9])*TAN(0.00469173506360487)" office:value-type="float" office:value="6372256.14153317" calcext:value-type="float">
            <text:p>6372256.14153317</text:p>
          </table:table-cell>
          <table:table-cell table:formula="of:=[.E9]-[.K9]" office:value-type="float" office:value="-979102.102737519" calcext:value-type="float">
            <text:p>-979102.102737519</text:p>
          </table:table-cell>
          <table:table-cell table:formula="of:=[.F9]-[.L9]" office:value-type="float" office:value="1347399.96671986" calcext:value-type="float">
            <text:p>1347399.96671986</text:p>
          </table:table-cell>
          <table:table-cell table:formula="of:=[.G9]-[.M9]" office:value-type="float" office:value="6857465.51212657" calcext:value-type="float">
            <text:p>6857465.51212657</text:p>
          </table:table-cell>
          <table:table-cell table:formula="of:=SQRT([.Q9]*[.Q9]+[.R9]*[.R9]+[.S9]*[.S9])" office:value-type="float" office:value="7056837.87881704" calcext:value-type="float">
            <text:p>7056837.87881704</text:p>
          </table:table-cell>
          <table:table-cell table:formula="of:=[.T9]-[.P9]" office:value-type="float" office:value="684581.737283872" calcext:value-type="float">
            <text:p>684581.737283872</text:p>
          </table:table-cell>
          <table:table-cell/>
          <table:table-cell table:formula="of:=[.O9]-[.T9]" office:value-type="float" office:value="-686934.769264879" calcext:value-type="float">
            <text:p>-686934.769264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0.970733278067921" calcext:value-type="float">
            <text:p>0.970733278067921</text:p>
          </table:table-cell>
          <table:table-cell office:value-type="float" office:value="0.220324780627465" calcext:value-type="float">
            <text:p>0.220324780627465</text:p>
          </table:table-cell>
          <table:table-cell office:value-type="float" office:value="0.0955714072982544" calcext:value-type="float">
            <text:p>0.095571407298254</text:p>
          </table:table-cell>
          <table:table-cell office:value-type="float" office:value="5143191.64787" calcext:value-type="float">
            <text:p>5143191.64787</text:p>
          </table:table-cell>
          <table:table-cell office:value-type="float" office:value="-2898482.10538" calcext:value-type="float">
            <text:p>-2898482.10538</text:p>
          </table:table-cell>
          <table:table-cell office:value-type="float" office:value="-3906833.53199" calcext:value-type="float">
            <text:p>-3906833.53199</text:p>
          </table:table-cell>
          <table:table-cell table:formula="of:=SQRT([.E10]*[.E10]+[.F10]*[.F10]+[.G10]*[.G10])" office:value-type="float" office:value="7079333.80259818" calcext:value-type="float">
            <text:p>7079333.80259818</text:p>
          </table:table-cell>
          <table:table-cell table:formula="of:=ACOS(([.E10]*[.B10]+[.F10]*[.C10]+[.G10]*[.D10])/([.H10]))*180/PI()" office:value-type="float" office:value="55.7852968207552" calcext:value-type="float">
            <text:p>55.7852968207552</text:p>
          </table:table-cell>
          <table:table-cell table:formula="of:=[.E10]*[.B10]+[.F10]*[.C10]+[.G10]*[.D10]" office:value-type="float" office:value="3980678.27531562" calcext:value-type="float">
            <text:p>3980678.27531562</text:p>
          </table:table-cell>
          <table:table-cell table:formula="of:=[.J10]*[.B10]" office:value-type="float" office:value="3864176.87113089" calcext:value-type="float">
            <text:p>3864176.87113089</text:p>
          </table:table-cell>
          <table:table-cell table:formula="of:=[.J10]*[.C10]" office:value-type="float" office:value="877042.067757428" calcext:value-type="float">
            <text:p>877042.067757428</text:p>
          </table:table-cell>
          <table:table-cell table:formula="of:=[.J10]*[.D10]" office:value-type="float" office:value="380439.024773502" calcext:value-type="float">
            <text:p>380439.024773502</text:p>
          </table:table-cell>
          <table:table-cell table:formula="of:=SQRT([.K10]*[.K10]+[.L10]*[.L10]+[.M10]*[.M10])" office:value-type="float" office:value="3980678.27531562" calcext:value-type="float">
            <text:p>3980678.27531562</text:p>
          </table:table-cell>
          <table:table-cell table:formula="of:=(1383032833.70212 -[.N10])*TAN(0.0046065591338971)" office:value-type="float" office:value="6352730.23856357" calcext:value-type="float">
            <text:p>6352730.23856357</text:p>
          </table:table-cell>
          <table:table-cell table:formula="of:=(1357924794.80746 +[.N10])*TAN(0.00469173506360487)" office:value-type="float" office:value="6389746.54595187" calcext:value-type="float">
            <text:p>6389746.54595187</text:p>
          </table:table-cell>
          <table:table-cell table:formula="of:=[.E10]-[.K10]" office:value-type="float" office:value="1279014.77673911" calcext:value-type="float">
            <text:p>1279014.77673911</text:p>
          </table:table-cell>
          <table:table-cell table:formula="of:=[.F10]-[.L10]" office:value-type="float" office:value="-3775524.17313743" calcext:value-type="float">
            <text:p>-3775524.17313743</text:p>
          </table:table-cell>
          <table:table-cell table:formula="of:=[.G10]-[.M10]" office:value-type="float" office:value="-4287272.5567635" calcext:value-type="float">
            <text:p>-4287272.5567635</text:p>
          </table:table-cell>
          <table:table-cell table:formula="of:=SQRT([.Q10]*[.Q10]+[.R10]*[.R10]+[.S10]*[.S10])" office:value-type="float" office:value="5854158.14246929" calcext:value-type="float">
            <text:p>5854158.14246929</text:p>
          </table:table-cell>
          <table:table-cell table:formula="of:=[.T10]-[.P10]" office:value-type="float" office:value="-535588.403482581" calcext:value-type="float">
            <text:p>-535588.403482581</text:p>
          </table:table-cell>
          <table:table-cell/>
          <table:table-cell table:formula="of:=[.O10]-[.T10]" office:value-type="float" office:value="498572.096094279" calcext:value-type="float">
            <text:p>498572.096094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2" calcext:value-type="float">
            <text:p>10702</text:p>
          </table:table-cell>
          <table:table-cell office:value-type="float" office:value="0.970672186215417" calcext:value-type="float">
            <text:p>0.970672186215417</text:p>
          </table:table-cell>
          <table:table-cell office:value-type="float" office:value="0.220551197020623" calcext:value-type="float">
            <text:p>0.220551197020623</text:p>
          </table:table-cell>
          <table:table-cell office:value-type="float" office:value="0.0956696210954854" calcext:value-type="float">
            <text:p>0.095669621095485</text:p>
          </table:table-cell>
          <table:table-cell office:value-type="float" office:value="-2748922.6975" calcext:value-type="float">
            <text:p>-2748922.6975</text:p>
          </table:table-cell>
          <table:table-cell office:value-type="float" office:value="207016.343641" calcext:value-type="float">
            <text:p>207016.343641</text:p>
          </table:table-cell>
          <table:table-cell office:value-type="float" office:value="-6490489.58313" calcext:value-type="float">
            <text:p>-6490489.58313</text:p>
          </table:table-cell>
          <table:table-cell table:formula="of:=SQRT([.E11]*[.E11]+[.F11]*[.F11]+[.G11]*[.G11])" office:value-type="float" office:value="7051658.44267036" calcext:value-type="float">
            <text:p>7051658.44267036</text:p>
          </table:table-cell>
          <table:table-cell table:formula="of:=ACOS(([.E11]*[.B11]+[.F11]*[.C11]+[.G11]*[.D11])/([.H11]))*180/PI()" office:value-type="float" office:value="117.385505191306" calcext:value-type="float">
            <text:p>117.385505191306</text:p>
          </table:table-cell>
          <table:table-cell table:formula="of:=[.E11]*[.B11]+[.F11]*[.C11]+[.G11]*[.D11]" office:value-type="float" office:value="-3243587.78126889" calcext:value-type="float">
            <text:p>-3243587.78126889</text:p>
          </table:table-cell>
          <table:table-cell table:formula="of:=[.J11]*[.B11]" office:value-type="float" office:value="-3148460.44282589" calcext:value-type="float">
            <text:p>-3148460.44282589</text:p>
          </table:table-cell>
          <table:table-cell table:formula="of:=[.J11]*[.C11]" office:value-type="float" office:value="-715377.16780032" calcext:value-type="float">
            <text:p>-715377.16780032</text:p>
          </table:table-cell>
          <table:table-cell table:formula="of:=[.J11]*[.D11]" office:value-type="float" office:value="-310312.814023941" calcext:value-type="float">
            <text:p>-310312.814023941</text:p>
          </table:table-cell>
          <table:table-cell table:formula="of:=SQRT([.K11]*[.K11]+[.L11]*[.L11]+[.M11]*[.M11])" office:value-type="float" office:value="3243587.78126889" calcext:value-type="float">
            <text:p>3243587.78126889</text:p>
          </table:table-cell>
          <table:table-cell table:formula="of:=(1383032833.70212 -[.N11])*TAN(0.0046065591338971)" office:value-type="float" office:value="6356125.71352923" calcext:value-type="float">
            <text:p>6356125.71352923</text:p>
          </table:table-cell>
          <table:table-cell table:formula="of:=(1357924794.80746 +[.N11])*TAN(0.00469173506360487)" office:value-type="float" office:value="6386288.28726103" calcext:value-type="float">
            <text:p>6386288.28726103</text:p>
          </table:table-cell>
          <table:table-cell table:formula="of:=[.E11]-[.K11]" office:value-type="float" office:value="399537.745325889" calcext:value-type="float">
            <text:p>399537.745325889</text:p>
          </table:table-cell>
          <table:table-cell table:formula="of:=[.F11]-[.L11]" office:value-type="float" office:value="922393.51144132" calcext:value-type="float">
            <text:p>922393.51144132</text:p>
          </table:table-cell>
          <table:table-cell table:formula="of:=[.G11]-[.M11]" office:value-type="float" office:value="-6180176.76910606" calcext:value-type="float">
            <text:p>-6180176.76910606</text:p>
          </table:table-cell>
          <table:table-cell table:formula="of:=SQRT([.Q11]*[.Q11]+[.R11]*[.R11]+[.S11]*[.S11])" office:value-type="float" office:value="6261391.6262511" calcext:value-type="float">
            <text:p>6261391.6262511</text:p>
          </table:table-cell>
          <table:table-cell table:formula="of:=[.T11]-[.P11]" office:value-type="float" office:value="-124896.661009938" calcext:value-type="float">
            <text:p>-124896.661009938</text:p>
          </table:table-cell>
          <table:table-cell/>
          <table:table-cell table:formula="of:=[.O11]-[.T11]" office:value-type="float" office:value="94734.0872781323" calcext:value-type="float">
            <text:p>94734.087278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970610025417106" calcext:value-type="float">
            <text:p>0.970610025417106</text:p>
          </table:table-cell>
          <table:table-cell office:value-type="float" office:value="0.2207813221737" calcext:value-type="float">
            <text:p>0.2207813221737</text:p>
          </table:table-cell>
          <table:table-cell office:value-type="float" office:value="0.0957694436604809" calcext:value-type="float">
            <text:p>0.095769443660481</text:p>
          </table:table-cell>
          <table:table-cell office:value-type="float" office:value="-6240654.00153" calcext:value-type="float">
            <text:p>-6240654.00153</text:p>
          </table:table-cell>
          <table:table-cell office:value-type="float" office:value="2981541.7444" calcext:value-type="float">
            <text:p>2981541.7444</text:p>
          </table:table-cell>
          <table:table-cell office:value-type="float" office:value="1341211.00535" calcext:value-type="float">
            <text:p>1341211.00535</text:p>
          </table:table-cell>
          <table:table-cell table:formula="of:=SQRT([.E12]*[.E12]+[.F12]*[.F12]+[.G12]*[.G12])" office:value-type="float" office:value="7045154.39868312" calcext:value-type="float">
            <text:p>7045154.39868312</text:p>
          </table:table-cell>
          <table:table-cell table:formula="of:=ACOS(([.E12]*[.B12]+[.F12]*[.C12]+[.G12]*[.D12])/([.H12]))*180/PI()" office:value-type="float" office:value="138.426619517402" calcext:value-type="float">
            <text:p>138.426619517402</text:p>
          </table:table-cell>
          <table:table-cell table:formula="of:=[.E12]*[.B12]+[.F12]*[.C12]+[.G12]*[.D12]" office:value-type="float" office:value="-5270525.578786" calcext:value-type="float">
            <text:p>-5270525.578786</text:p>
          </table:table-cell>
          <table:table-cell table:formula="of:=[.J12]*[.B12]" office:value-type="float" office:value="-5115624.96598699" calcext:value-type="float">
            <text:p>-5115624.96598699</text:p>
          </table:table-cell>
          <table:table-cell table:formula="of:=[.J12]*[.C12]" office:value-type="float" office:value="-1163633.60583468" calcext:value-type="float">
            <text:p>-1163633.60583468</text:p>
          </table:table-cell>
          <table:table-cell table:formula="of:=[.J12]*[.D12]" office:value-type="float" office:value="-504755.302478669" calcext:value-type="float">
            <text:p>-504755.302478669</text:p>
          </table:table-cell>
          <table:table-cell table:formula="of:=SQRT([.K12]*[.K12]+[.L12]*[.L12]+[.M12]*[.M12])" office:value-type="float" office:value="5270525.578786" calcext:value-type="float">
            <text:p>5270525.578786</text:p>
          </table:table-cell>
          <table:table-cell table:formula="of:=(1383032833.70212 -[.N12])*TAN(0.0046065591338971)" office:value-type="float" office:value="6346788.43865728" calcext:value-type="float">
            <text:p>6346788.43865728</text:p>
          </table:table-cell>
          <table:table-cell table:formula="of:=(1357924794.80746 +[.N12])*TAN(0.00469173506360487)" office:value-type="float" office:value="6395798.21217618" calcext:value-type="float">
            <text:p>6395798.21217618</text:p>
          </table:table-cell>
          <table:table-cell table:formula="of:=[.E12]-[.K12]" office:value-type="float" office:value="-1125029.03554301" calcext:value-type="float">
            <text:p>-1125029.03554301</text:p>
          </table:table-cell>
          <table:table-cell table:formula="of:=[.F12]-[.L12]" office:value-type="float" office:value="4145175.35023468" calcext:value-type="float">
            <text:p>4145175.35023468</text:p>
          </table:table-cell>
          <table:table-cell table:formula="of:=[.G12]-[.M12]" office:value-type="float" office:value="1845966.30782867" calcext:value-type="float">
            <text:p>1845966.30782867</text:p>
          </table:table-cell>
          <table:table-cell table:formula="of:=SQRT([.Q12]*[.Q12]+[.R12]*[.R12]+[.S12]*[.S12])" office:value-type="float" office:value="4675014.5052873" calcext:value-type="float">
            <text:p>4675014.5052873</text:p>
          </table:table-cell>
          <table:table-cell table:formula="of:=[.T12]-[.P12]" office:value-type="float" office:value="-1720783.70688888" calcext:value-type="float">
            <text:p>-1720783.70688888</text:p>
          </table:table-cell>
          <table:table-cell/>
          <table:table-cell table:formula="of:=[.O12]-[.T12]" office:value-type="float" office:value="1671773.93336998" calcext:value-type="float">
            <text:p>1671773.9333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0.970865341006685" calcext:value-type="float">
            <text:p>0.970865341006685</text:p>
          </table:table-cell>
          <table:table-cell office:value-type="float" office:value="0.219834488046588" calcext:value-type="float">
            <text:p>0.219834488046588</text:p>
          </table:table-cell>
          <table:table-cell office:value-type="float" office:value="0.0953587305770574" calcext:value-type="float">
            <text:p>0.095358730577057</text:p>
          </table:table-cell>
          <table:table-cell office:value-type="float" office:value="-4186834.19188" calcext:value-type="float">
            <text:p>-4186834.19188</text:p>
          </table:table-cell>
          <table:table-cell office:value-type="float" office:value="2649645.58091" calcext:value-type="float">
            <text:p>2649645.58091</text:p>
          </table:table-cell>
          <table:table-cell office:value-type="float" office:value="5016859.89931" calcext:value-type="float">
            <text:p>5016859.89931</text:p>
          </table:table-cell>
          <table:table-cell table:formula="of:=SQRT([.E13]*[.E13]+[.F13]*[.F13]+[.G13]*[.G13])" office:value-type="float" office:value="7051176.17876877" calcext:value-type="float">
            <text:p>7051176.17876877</text:p>
          </table:table-cell>
          <table:table-cell table:formula="of:=ACOS(([.E13]*[.B13]+[.F13]*[.C13]+[.G13]*[.D13])/([.H13]))*180/PI()" office:value-type="float" office:value="115.215470039111" calcext:value-type="float">
            <text:p>115.215470039111</text:p>
          </table:table-cell>
          <table:table-cell table:formula="of:=[.E13]*[.B13]+[.F13]*[.C13]+[.G13]*[.D13]" office:value-type="float" office:value="-3003967.33417263" calcext:value-type="float">
            <text:p>-3003967.33417263</text:p>
          </table:table-cell>
          <table:table-cell table:formula="of:=[.J13]*[.B13]" office:value-type="float" office:value="-2916447.77026445" calcext:value-type="float">
            <text:p>-2916447.77026445</text:p>
          </table:table-cell>
          <table:table-cell table:formula="of:=[.J13]*[.C13]" office:value-type="float" office:value="-660375.621016512" calcext:value-type="float">
            <text:p>-660375.621016512</text:p>
          </table:table-cell>
          <table:table-cell table:formula="of:=[.J13]*[.D13]" office:value-type="float" office:value="-286454.511681649" calcext:value-type="float">
            <text:p>-286454.511681649</text:p>
          </table:table-cell>
          <table:table-cell table:formula="of:=SQRT([.K13]*[.K13]+[.L13]*[.L13]+[.M13]*[.M13])" office:value-type="float" office:value="3003967.33417263" calcext:value-type="float">
            <text:p>3003967.33417263</text:p>
          </table:table-cell>
          <table:table-cell table:formula="of:=(1383032833.70212 -[.N13])*TAN(0.0046065591338971)" office:value-type="float" office:value="6357229.5470964" calcext:value-type="float">
            <text:p>6357229.5470964</text:p>
          </table:table-cell>
          <table:table-cell table:formula="of:=(1357924794.80746 +[.N13])*TAN(0.00469173506360487)" office:value-type="float" office:value="6385164.04335833" calcext:value-type="float">
            <text:p>6385164.04335833</text:p>
          </table:table-cell>
          <table:table-cell table:formula="of:=[.E13]-[.K13]" office:value-type="float" office:value="-1270386.42161555" calcext:value-type="float">
            <text:p>-1270386.42161555</text:p>
          </table:table-cell>
          <table:table-cell table:formula="of:=[.F13]-[.L13]" office:value-type="float" office:value="3310021.20192651" calcext:value-type="float">
            <text:p>3310021.20192651</text:p>
          </table:table-cell>
          <table:table-cell table:formula="of:=[.G13]-[.M13]" office:value-type="float" office:value="5303314.41099165" calcext:value-type="float">
            <text:p>5303314.41099165</text:p>
          </table:table-cell>
          <table:table-cell table:formula="of:=SQRT([.Q13]*[.Q13]+[.R13]*[.R13]+[.S13]*[.S13])" office:value-type="float" office:value="6379284.11024779" calcext:value-type="float">
            <text:p>6379284.11024779</text:p>
          </table:table-cell>
          <table:table-cell table:formula="of:=[.T13]-[.P13]" office:value-type="float" office:value="-5879.93311054446" calcext:value-type="float">
            <text:p>-5879.93311054446</text:p>
          </table:table-cell>
          <table:table-cell/>
          <table:table-cell table:formula="of:=[.O13]-[.T13]" office:value-type="float" office:value="-22054.5631513828" calcext:value-type="float">
            <text:p>-22054.56315138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_umbra</text:p>
          </table:table-cell>
          <table:table-cell office:value-type="string" calcext:value-type="string">
            <text:p>r_penumbr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table:number-columns-repeated="20"/>
        </table:table-row>
        <table:table-row table:style-name="ro1">
          <table:table-cell office:value-type="float" office:value="1383032833.70212" calcext:value-type="float">
            <text:p>1383032833.70212</text:p>
          </table:table-cell>
          <table:table-cell office:value-type="float" office:value="1357924794.80746" calcext:value-type="float">
            <text:p>1357924794.80746</text:p>
          </table:table-cell>
          <table:table-cell office:value-type="float" office:value="0.0046065591338971" calcext:value-type="float">
            <text:p>0.004606559133897</text:p>
          </table:table-cell>
          <table:table-cell office:value-type="float" office:value="0.00469173506360487" calcext:value-type="float">
            <text:p>0.00469173506360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1:49:54.133000000</meta:creation-date>
    <dc:date>2018-09-19T01:50:32.077000000</dc:date>
    <meta:editing-duration>PT38S</meta:editing-duration>
    <meta:editing-cycles>1</meta:editing-cycles>
    <meta:document-statistic meta:table-count="1" meta:cell-count="305" meta:object-count="0"/>
    <meta:generator>LibreOffice/6.1.0.3$Windows_X86_64 LibreOffice_project/efb621ed25068d70781dc026f7e9c5187a4decd1</meta:generator>
  </office:meta>
</office:document-meta>
</file>